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abriola" fo:font-size="13pt" officeooo:rsid="001bdd95" officeooo:paragraph-rsid="001f89fa" style:font-size-asian="13pt" style:font-size-complex="13pt"/>
    </style:style>
    <style:style style:name="P2" style:family="paragraph" style:parent-style-name="Standard">
      <style:text-properties style:font-name="Gabriola" fo:font-size="13pt" officeooo:rsid="001bdd95" officeooo:paragraph-rsid="001fc15d" style:font-size-asian="13pt" style:font-size-complex="13pt"/>
    </style:style>
    <style:style style:name="P3" style:family="paragraph" style:parent-style-name="Standard">
      <style:text-properties style:font-name="Gabriola" fo:font-size="13pt" officeooo:rsid="001e7a62" officeooo:paragraph-rsid="001e7a62" style:font-size-asian="13pt" style:font-size-complex="13pt"/>
    </style:style>
    <style:style style:name="P4" style:family="paragraph" style:parent-style-name="Standard">
      <style:text-properties style:font-name="Gabriola" fo:font-size="13pt" officeooo:rsid="001e7a62" officeooo:paragraph-rsid="001f89fa" style:font-size-asian="13pt" style:font-size-complex="13pt"/>
    </style:style>
    <style:style style:name="P5" style:family="paragraph" style:parent-style-name="Standard">
      <style:text-properties style:font-name="Gabriola" fo:font-size="13pt" officeooo:rsid="001e7a62" officeooo:paragraph-rsid="001bdd95" style:font-size-asian="13pt" style:font-size-complex="13pt"/>
    </style:style>
    <style:style style:name="P6" style:family="paragraph" style:parent-style-name="Standard">
      <style:text-properties style:font-name="Gabriola" fo:font-size="13pt" officeooo:rsid="001e7a62" officeooo:paragraph-rsid="002a5408" style:font-size-asian="13pt" style:font-size-complex="13pt"/>
    </style:style>
    <style:style style:name="P7" style:family="paragraph" style:parent-style-name="Standard">
      <style:text-properties style:font-name="Gabriola" fo:font-size="13pt" officeooo:rsid="001e7a62" officeooo:paragraph-rsid="0023a87e" style:font-size-asian="13pt" style:font-size-complex="13pt"/>
    </style:style>
    <style:style style:name="P8" style:family="paragraph" style:parent-style-name="Standard">
      <style:text-properties style:font-name="Gabriola" fo:font-size="13pt" officeooo:rsid="001f89fa" officeooo:paragraph-rsid="001f89fa" style:font-size-asian="13pt" style:font-size-complex="13pt"/>
    </style:style>
    <style:style style:name="P9" style:family="paragraph" style:parent-style-name="Standard">
      <style:text-properties style:font-name="Gabriola" fo:font-size="13pt" officeooo:rsid="0021b9c0" officeooo:paragraph-rsid="0021b9c0" style:font-size-asian="13pt" style:font-size-complex="13pt"/>
    </style:style>
    <style:style style:name="P10" style:family="paragraph" style:parent-style-name="Standard">
      <style:text-properties style:font-name="Gabriola" fo:font-size="13pt" officeooo:rsid="0021b9c0" officeooo:paragraph-rsid="0023a87e" style:font-size-asian="13pt" style:font-size-complex="13pt"/>
    </style:style>
    <style:style style:name="P11" style:family="paragraph" style:parent-style-name="Standard">
      <style:text-properties style:font-name="Gabriola" fo:font-size="13pt" officeooo:rsid="0023a87e" officeooo:paragraph-rsid="0023a87e" style:font-size-asian="13pt" style:font-size-complex="13pt"/>
    </style:style>
    <style:style style:name="P12" style:family="paragraph" style:parent-style-name="Standard">
      <style:text-properties style:font-name="Gabriola" fo:font-size="13pt" officeooo:rsid="0022d8c5" officeooo:paragraph-rsid="0022d8c5" style:font-size-asian="13pt" style:font-size-complex="13pt"/>
    </style:style>
    <style:style style:name="P13" style:family="paragraph" style:parent-style-name="Standard">
      <style:text-properties style:font-name="Gabriola" fo:font-size="13pt" officeooo:rsid="0027434b" officeooo:paragraph-rsid="0027434b" style:font-size-asian="13pt" style:font-size-complex="13pt"/>
    </style:style>
    <style:style style:name="P14" style:family="paragraph" style:parent-style-name="Standard">
      <style:text-properties style:font-name="Gabriola" fo:font-size="13pt" officeooo:rsid="002c320f" officeooo:paragraph-rsid="002c320f" style:font-size-asian="13pt" style:font-size-complex="13pt"/>
    </style:style>
    <style:style style:name="P15" style:family="paragraph" style:parent-style-name="Standard">
      <style:text-properties style:font-name="Gabriola" fo:font-size="13pt" officeooo:rsid="00304ca1" officeooo:paragraph-rsid="00304ca1" style:font-size-asian="13pt" style:font-size-complex="13pt"/>
    </style:style>
    <style:style style:name="P16" style:family="paragraph" style:parent-style-name="Standard">
      <style:text-properties style:font-name="Gabriola" fo:font-size="13pt" fo:font-weight="bold" officeooo:rsid="001e7a62" officeooo:paragraph-rsid="001f89fa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Gabriola" fo:font-size="13pt" fo:font-weight="bold" officeooo:rsid="001f89fa" officeooo:paragraph-rsid="001f89fa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Gabriola" fo:font-size="13pt" fo:font-weight="bold" officeooo:rsid="0025450a" officeooo:paragraph-rsid="0025450a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Gabriola" fo:font-size="13pt" fo:font-weight="bold" officeooo:rsid="0027434b" officeooo:paragraph-rsid="0027434b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Gabriola" fo:font-size="13pt" fo:font-weight="bold" officeooo:rsid="001bdd95" officeooo:paragraph-rsid="0023a87e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Gabriola" fo:font-size="13pt" fo:font-weight="bold" officeooo:rsid="001bdd95" officeooo:paragraph-rsid="001f89fa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Gabriola" fo:font-size="13pt" fo:font-weight="bold" officeooo:rsid="002c320f" officeooo:paragraph-rsid="002c320f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Gabriola" fo:font-size="13pt" fo:font-weight="bold" officeooo:rsid="002e3b9d" officeooo:paragraph-rsid="002e3b9d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Gabriola" fo:font-size="13pt" fo:font-weight="bold" officeooo:rsid="0022d8c5" officeooo:paragraph-rsid="0025450a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Gabriola" fo:font-size="13pt" fo:font-weight="bold" officeooo:rsid="00304ca1" officeooo:paragraph-rsid="00304ca1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Gabriola" fo:font-size="13pt" fo:font-weight="bold" officeooo:rsid="00335173" officeooo:paragraph-rsid="00335173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Gabriola" fo:font-size="13pt" fo:font-weight="bold" officeooo:rsid="00356b93" officeooo:paragraph-rsid="00356b93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Gabriola" fo:font-size="13pt" fo:font-weight="bold" officeooo:rsid="003a1dbe" officeooo:paragraph-rsid="003a1dbe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Gabriola" fo:font-size="13pt" fo:font-weight="bold" officeooo:rsid="003aaf1a" officeooo:paragraph-rsid="003aaf1a" style:font-size-asian="13pt" style:font-weight-asian="bold" style:font-size-complex="13pt" style:font-weight-complex="bold"/>
    </style:style>
    <style:style style:name="P30" style:family="paragraph" style:parent-style-name="Standard">
      <style:text-properties style:font-name="Gabriola" fo:font-size="13pt" fo:font-weight="bold" officeooo:rsid="003bfe8e" officeooo:paragraph-rsid="003bfe8e" style:font-size-asian="13pt" style:font-weight-asian="bold" style:font-size-complex="13pt" style:font-weight-complex="bold"/>
    </style:style>
    <style:style style:name="P31" style:family="paragraph" style:parent-style-name="Standard">
      <style:text-properties style:font-name="Gabriola" fo:font-size="13pt" fo:font-weight="bold" officeooo:rsid="003d8626" officeooo:paragraph-rsid="003d8626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Gabriola" fo:font-size="13pt" fo:font-weight="bold" officeooo:rsid="003ee408" officeooo:paragraph-rsid="003ee408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Gabriola" fo:font-size="13pt" fo:font-weight="normal" officeooo:rsid="0023a87e" officeooo:paragraph-rsid="0023a87e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Gabriola" fo:font-size="13pt" fo:font-weight="normal" officeooo:rsid="0025450a" officeooo:paragraph-rsid="0025450a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Gabriola" fo:font-size="13pt" fo:font-weight="normal" officeooo:rsid="0027434b" officeooo:paragraph-rsid="0027434b" style:font-size-asian="13pt" style:font-weight-asian="normal" style:font-size-complex="13pt" style:font-weight-complex="normal"/>
    </style:style>
    <style:style style:name="P36" style:family="paragraph" style:parent-style-name="Standard">
      <style:text-properties style:font-name="Gabriola" fo:font-size="13pt" fo:font-weight="normal" officeooo:rsid="0028e7b6" officeooo:paragraph-rsid="0028e7b6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Gabriola" fo:font-size="13pt" fo:font-weight="normal" officeooo:rsid="002a5408" officeooo:paragraph-rsid="002a5408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Gabriola" fo:font-size="13pt" fo:font-weight="normal" officeooo:rsid="002c320f" officeooo:paragraph-rsid="002c320f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Gabriola" fo:font-size="13pt" fo:font-weight="normal" officeooo:rsid="002df6f5" officeooo:paragraph-rsid="002df6f5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Gabriola" fo:font-size="13pt" fo:font-weight="normal" officeooo:rsid="002e3b9d" officeooo:paragraph-rsid="002e3b9d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Gabriola" fo:font-size="13pt" fo:font-weight="normal" officeooo:rsid="00335173" officeooo:paragraph-rsid="00335173" style:font-size-asian="13pt" style:font-weight-asian="normal" style:font-size-complex="13pt" style:font-weight-complex="normal"/>
    </style:style>
    <style:style style:name="P42" style:family="paragraph" style:parent-style-name="Standard">
      <style:text-properties style:font-name="Gabriola" fo:font-size="13pt" fo:font-weight="normal" officeooo:rsid="00356b93" officeooo:paragraph-rsid="00356b93" style:font-size-asian="13pt" style:font-weight-asian="normal" style:font-size-complex="13pt" style:font-weight-complex="normal"/>
    </style:style>
    <style:style style:name="P43" style:family="paragraph" style:parent-style-name="Standard">
      <style:text-properties style:font-name="Gabriola" fo:font-size="13pt" fo:font-weight="normal" officeooo:rsid="003a1dbe" officeooo:paragraph-rsid="003a1dbe" style:font-size-asian="13pt" style:font-weight-asian="normal" style:font-size-complex="13pt" style:font-weight-complex="normal"/>
    </style:style>
    <style:style style:name="P44" style:family="paragraph" style:parent-style-name="Standard">
      <style:text-properties style:font-name="Gabriola" fo:font-size="13pt" fo:font-weight="normal" officeooo:rsid="003aaf1a" officeooo:paragraph-rsid="003aaf1a" style:font-size-asian="13pt" style:font-weight-asian="normal" style:font-size-complex="13pt" style:font-weight-complex="normal"/>
    </style:style>
    <style:style style:name="P45" style:family="paragraph" style:parent-style-name="Standard">
      <style:text-properties style:font-name="Gabriola" fo:font-size="13pt" fo:font-weight="normal" officeooo:rsid="003c5031" officeooo:paragraph-rsid="003c5031" style:font-size-asian="13pt" style:font-weight-asian="normal" style:font-size-complex="13pt" style:font-weight-complex="normal"/>
    </style:style>
    <style:style style:name="P46" style:family="paragraph" style:parent-style-name="Standard">
      <style:text-properties style:font-name="Gabriola" fo:font-size="13pt" fo:font-weight="normal" officeooo:rsid="003d8626" officeooo:paragraph-rsid="003d8626" style:font-size-asian="13pt" style:font-weight-asian="normal" style:font-size-complex="13pt" style:font-weight-complex="normal"/>
    </style:style>
    <style:style style:name="P47" style:family="paragraph" style:parent-style-name="Standard">
      <style:text-properties officeooo:paragraph-rsid="0025450a"/>
    </style:style>
    <style:style style:name="P48" style:family="paragraph" style:parent-style-name="Standard">
      <style:text-properties officeooo:rsid="002a5408" officeooo:paragraph-rsid="002a5408"/>
    </style:style>
    <style:style style:name="P49" style:family="paragraph" style:parent-style-name="Standard">
      <style:text-properties style:font-name="Gabriola" fo:font-size="13pt" fo:font-weight="normal" officeooo:rsid="003ee408" officeooo:paragraph-rsid="003ee408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Gabriola" fo:font-size="13pt" fo:font-weight="bold" officeooo:rsid="003ee408" officeooo:paragraph-rsid="003ee408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a87e"/>
    </style:style>
    <style:style style:name="T3" style:family="text">
      <style:text-properties style:font-name="Gabriola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Gabriola" fo:font-size="13pt" fo:font-weight="normal" officeooo:rsid="0022d8c5" style:font-size-asian="13pt" style:font-weight-asian="normal" style:font-size-complex="13pt" style:font-weight-complex="normal"/>
    </style:style>
    <style:style style:name="T5" style:family="text">
      <style:text-properties style:font-name="Gabriola" fo:font-size="13pt" fo:font-weight="normal" officeooo:rsid="0023a87e" style:font-size-asian="13pt" style:font-weight-asian="normal" style:font-size-complex="13pt" style:font-weight-complex="normal"/>
    </style:style>
    <style:style style:name="T6" style:family="text">
      <style:text-properties style:font-name="Gabriola" fo:font-size="13pt" fo:font-weight="normal" officeooo:rsid="0025450a" style:font-size-asian="13pt" style:font-weight-asian="normal" style:font-size-complex="13pt" style:font-weight-complex="normal"/>
    </style:style>
    <style:style style:name="T7" style:family="text">
      <style:text-properties officeooo:rsid="002a5408"/>
    </style:style>
    <style:style style:name="T8" style:family="text">
      <style:text-properties officeooo:rsid="002df6f5"/>
    </style:style>
    <style:style style:name="T9" style:family="text">
      <style:text-properties officeooo:rsid="002e3ece"/>
    </style:style>
    <style:style style:name="T10" style:family="text">
      <style:text-properties officeooo:rsid="00345e0e"/>
    </style:style>
    <style:style style:name="T11" style:family="text">
      <style:text-properties officeooo:rsid="00356b93"/>
    </style:style>
    <style:style style:name="T12" style:family="text">
      <style:text-properties officeooo:rsid="003704e3"/>
    </style:style>
    <style:style style:name="T13" style:family="text">
      <style:text-properties officeooo:rsid="003aaf1a"/>
    </style:style>
    <style:style style:name="T14" style:family="text">
      <style:text-properties officeooo:rsid="003e49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ndine Dil'Imma</text:span> </text:p>
      <text:p text:style-name="P2">prof de tactique de combat à l'Académie, <text:span text:style-name="T2">leur fait les rappels sur le combat et le dessin</text:span></text:p>
      <text:p text:style-name="P11">femme petite et large, <text:span text:style-name="T7">40aine</text:span></text:p>
      <text:p text:style-name="P11">Lesteplume Druide végétal niv. 4</text:p>
      <text:p text:style-name="P21"/>
      <text:p text:style-name="P1"><text:span text:style-name="T1">Kuvira Gil'Asfia</text:span> </text:p>
      <text:p text:style-name="P1">gouverneuse <text:span text:style-name="T9">actuelle, au milieu de son second mandat</text:span></text:p>
      <text:p text:style-name="P9">femme forte et haute, <text:span text:style-name="T7">30aine</text:span></text:p>
      <text:p text:style-name="P6"><text:span text:style-name="T2">Lesteplume </text:span>Élementaliste terre <text:span text:style-name="T2">niv. 4</text:span></text:p>
      <text:p text:style-name="P15">Epee 1M + Bouclier 1M</text:p>
      <text:p text:style-name="P15">Constit 50 Social 40 Force 70 Agi 70 Intel 50 Perception 50</text:p>
      <text:p text:style-name="P25">PV : 30</text:p>
      <text:p text:style-name="P3"/>
      <text:p text:style-name="P16">Garok Arpan</text:p>
      <text:p text:style-name="P4">forgeron de renom, à la tête de la révolution</text:p>
      <text:p text:style-name="P10">homme fort et haut, <text:span text:style-name="T7">30aine</text:span></text:p>
      <text:p text:style-name="P3">Enchanteur élémentaliste feu <text:span text:style-name="T2">niv. 3</text:span></text:p>
      <text:p text:style-name="P15">Masse 1M</text:p>
      <text:p text:style-name="P15">Constit 70 Social 70 Force 70 Agi 70 Intel 50 Perception 50</text:p>
      <text:p text:style-name="P25">PV : 34</text:p>
      <text:p text:style-name="P9"/>
      <text:p text:style-name="P17">Fred Vil'Batra</text:p>
      <text:p text:style-name="P8">grand prêtre de la Nature</text:p>
      <text:p text:style-name="P13">homme de stature moyenne à la parole cristalline et lente, <text:span text:style-name="T7">25 ans</text:span></text:p>
      <text:p text:style-name="P8">Invocateur Lumancien <text:span text:style-name="T2">niv. 5</text:span></text:p>
      <text:p text:style-name="P22"/>
      <text:p text:style-name="P22">Varia Cafti</text:p>
      <text:p text:style-name="P38">actuelle représentante des Humbles au Conseil, <text:span text:style-name="T8">a officieusement une maison aux hauts et s'en ballec franchement</text:span></text:p>
      <text:p text:style-name="P39">Druide animal niv. 1</text:p>
      <text:p text:style-name="P23"/>
      <text:p text:style-name="P23">Andreas Sil'Sabar</text:p>
      <text:p text:style-name="P40">rpz des Hauts actuel, est très attaché à son confort</text:p>
      <text:p text:style-name="P40"><text:soft-page-break/>Elementaliste air niv. 3</text:p>
      <text:p text:style-name="P13"/>
      <text:p text:style-name="P19">Elise Dil'Kniga</text:p>
      <text:p text:style-name="P35">bibliothécaire de l'Académie</text:p>
      <text:p text:style-name="P13">femme de stature moyenne qui parle fort, <text:span text:style-name="T7">35 ans</text:span></text:p>
      <text:p text:style-name="P13">Enchanteur Druide animal niv. 4</text:p>
      <text:p text:style-name="P5"/>
      <text:p text:style-name="P24">Ewilan Gil'Sayan</text:p>
      <text:p text:style-name="P47"><text:span text:style-name="T6">C</text:span><text:span text:style-name="T4">amarade de promo, </text:span><text:span text:style-name="T5">altruiste et confiante, pro-révolution</text:span></text:p>
      <text:p text:style-name="P48"><text:span text:style-name="T5">f</text:span><text:span text:style-name="T3">emme maigre, 20 ans</text:span></text:p>
      <text:p text:style-name="P33">Invocateur élémentaliste eau niv. 3</text:p>
      <text:p text:style-name="P12"/>
      <text:p text:style-name="P18">Salim Attia</text:p>
      <text:p text:style-name="P34">Camarade de promo, BFF d'Ewilan, plus discret et moins affirmé</text:p>
      <text:p text:style-name="P37">homme mince et svelte, 20 ans</text:p>
      <text:p text:style-name="P34">Lesteplume lumancien niv. 3</text:p>
      <text:p text:style-name="P14"/>
      <text:p text:style-name="P26">Daftor Poffar "La Grande <text:span text:style-name="T11">Sa</text:span>ge"</text:p>
      <text:p text:style-name="P41"><text:span text:style-name="T11">S</text:span>age du village <text:s/>des Potelés</text:p>
      <text:p text:style-name="P41">Muette, dessine des lettres, très haute complexité</text:p>
      <text:p text:style-name="P41">Femme grasse et grande, 35 ans</text:p>
      <text:p text:style-name="P41">Enchanteuse élementaliste feu <text:span text:style-name="T10">et plantes </text:span>niv. 4</text:p>
      <text:p text:style-name="P41"/>
      <text:p text:style-name="P27">Bovar Raffor </text:p>
      <text:p text:style-name="P42">Sage du village des <text:span text:style-name="T12">E</text:span>mmitouflés</text:p>
      <text:p text:style-name="P42">petit, mince, 25 ans</text:p>
      <text:p text:style-name="P42">Invocateur végétofongique <text:span text:style-name="T12">et eau</text:span> niv. <text:span text:style-name="T12">3</text:span></text:p>
      <text:p text:style-name="P27"/>
      <text:p text:style-name="P28">Galefrien Lemarcheur</text:p>
      <text:p text:style-name="P43">Guide de la guilde de Galefrien, <text:span text:style-name="T13">qui vend des couvertures inflammabes mal ignifugées</text:span></text:p>
      <text:p text:style-name="P43">petit, fort, parle vite, 25 ans</text:p>
      <text:p text:style-name="P43">Invocateur élementaliste vent niv. 4</text:p>
      <text:p text:style-name="P43"><text:soft-page-break/></text:p>
      <text:p text:style-name="P31">Ilzaach Gueulefroide</text:p>
      <text:p text:style-name="P46">Compagnon de Galefrien</text:p>
      <text:p text:style-name="P46">très grand, fort, 28 ans</text:p>
      <text:p text:style-name="P46">Lesteplume lumancien niv. 4</text:p>
      <text:p text:style-name="P43"/>
      <text:p text:style-name="P29">Effila Apaisemuffle</text:p>
      <text:p text:style-name="P44">Guide des Haïnouks, qui vendent des boucliers à 2 mains</text:p>
      <text:p text:style-name="P44">stature moyenne, yeux violets, 30 ans</text:p>
      <text:p text:style-name="P44">Lesteplume élementaliste vent niv. 4</text:p>
      <text:p text:style-name="P44"/>
      <text:p text:style-name="P30">Barteo Accrochetout</text:p>
      <text:p text:style-name="P45">Marchand statique de Sollabor (se fait mépriser mais son commerce marche bien) </text:p>
      <text:p text:style-name="P45">stature moyenne, yeux verts vifs, 25 ans</text:p>
      <text:p text:style-name="P45"><text:span text:style-name="T14">Enchanteur e</text:span>lementaliste terre niv. 2</text:p>
      <text:p text:style-name="P20"/>
      <text:p text:style-name="P20">Merwyn Ril'Avalon</text:p>
      <text:p text:style-name="P36">la légende</text:p>
      <text:p text:style-name="P7">il maitrise plusieurs dons obligé</text:p>
      <text:p text:style-name="P7"/>
      <text:p text:style-name="P32">Emilie Kooa</text:p>
      <text:p text:style-name="P49">chaman de niveau 4 de la cité de Tarir, cheffe</text:p>
      <text:p text:style-name="P49"/>
      <text:p text:style-name="P32">Marius Pil'Ora</text:p>
      <text:p text:style-name="P49">prof de botanique</text:p>
      <text:p text:style-name="P49">se désengage politiqu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4M7S</meta:editing-duration>
    <meta:editing-cycles>34</meta:editing-cycles>
    <meta:generator>LibreOffice/6.2.7.1$Windows_X86_64 LibreOffice_project/23edc44b61b830b7d749943e020e96f5a7df63bf</meta:generator>
    <dc:date>2020-02-16T18:28:41.530000000</dc:date>
    <meta:document-statistic meta:table-count="0" meta:image-count="0" meta:object-count="0" meta:page-count="3" meta:paragraph-count="73" meta:word-count="392" meta:character-count="2370" meta:non-whitespace-character-count="2046"/>
    <meta:user-defined meta:name="Info 1"/>
    <meta:user-defined meta:name="Info 2"/>
    <meta:user-defined meta:name="Info 3"/>
    <meta:user-defined meta:name="Info 4"/>
  </office:meta>
</office:document-meta>
</file>